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2000000C0000B7E400008599AB208FF0A1DF2BEF.wmf" manifest:media-type="image/x-wmf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1" svg:font-family="Calibri"/>
    <style:font-face style:name="Calibri Light" svg:font-family="'Calibri Light'"/>
    <style:font-face style:name="宋体1" svg:font-family="宋体" style:font-family-generic="modern"/>
    <style:font-face style:name="Calibri2" svg:font-family="Calibri" style:font-family-generic="roman"/>
    <style:font-face style:name="Calibri Light1" svg:font-family="'Calibri Light'" style:font-family-generic="roman"/>
    <style:font-face style:name="Cambria" svg:font-family="Cambria" style:font-family-generic="roman"/>
    <style:font-face style:name="FreeSans1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Noto Sans CJK SC Regular1" svg:font-family="'Noto Sans CJK SC Regular'" style:font-family-generic="modern" style:font-pitch="variable"/>
    <style:font-face style:name="宋体" svg:font-family="宋体" style:font-family-generic="modern" style:font-pitch="variable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cm" fo:padding-right="0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0.959cm" style:use-optimal-column-width="false"/>
    </style:style>
    <style:style style:name="co2" style:family="table-column">
      <style:table-column-properties style:column-width="7.473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2.527cm" style:use-optimal-column-width="false"/>
    </style:style>
    <style:style style:name="co5" style:family="table-column">
      <style:table-column-properties style:column-width="2.526cm" style:use-optimal-column-width="false"/>
    </style:style>
    <style:style style:name="co6" style:family="table-column">
      <style:table-column-properties style:column-width="1.819cm" style:use-optimal-column-width="false"/>
    </style:style>
    <style:style style:name="co7" style:family="table-column">
      <style:table-column-properties style:column-width="1.347cm" style:use-optimal-column-width="false"/>
    </style:style>
    <style:style style:name="co8" style:family="table-column">
      <style:table-column-properties style:column-width="7.695cm" style:use-optimal-column-width="false"/>
    </style:style>
    <style:style style:name="co9" style:family="table-column">
      <style:table-column-properties style:column-width="6.38cm" style:use-optimal-column-width="false"/>
    </style:style>
    <style:style style:name="co10" style:family="table-column">
      <style:table-column-properties style:column-width="1.901cm" style:use-optimal-column-width="false"/>
    </style:style>
    <style:style style:name="co11" style:family="table-column">
      <style:table-column-properties style:column-width="2.709cm" style:use-optimal-column-width="false"/>
    </style:style>
    <style:style style:name="co12" style:family="table-column">
      <style:table-column-properties style:column-width="2.008cm" style:use-optimal-column-width="false"/>
    </style:style>
    <style:style style:name="co13" style:family="table-column">
      <style:table-column-properties style:column-width="1.137cm" style:use-optimal-column-width="false"/>
    </style:style>
    <style:style style:name="co14" style:family="table-column">
      <style:table-column-properties style:column-width="6.492cm" style:use-optimal-column-width="false"/>
    </style:style>
    <style:style style:name="co15" style:family="table-column">
      <style:table-column-properties style:column-width="4.701cm" style:use-optimal-column-width="false"/>
    </style:style>
    <style:style style:name="co16" style:family="table-column">
      <style:table-column-properties style:column-width="2.286cm" style:use-optimal-column-width="false"/>
    </style:style>
    <style:style style:name="co17" style:family="table-column">
      <style:table-column-properties style:column-width="4.138cm" style:use-optimal-column-width="false"/>
    </style:style>
    <style:style style:name="co18" style:family="table-column">
      <style:table-column-properties style:column-width="3.877cm" style:use-optimal-column-width="false"/>
    </style:style>
    <style:style style:name="co19" style:family="table-column">
      <style:table-column-properties style:column-width="3.516cm" style:use-optimal-column-width="false"/>
    </style:style>
    <style:style style:name="co20" style:family="table-column">
      <style:table-column-properties style:column-width="1.9cm" style:use-optimal-column-width="false"/>
    </style:style>
    <style:style style:name="co21" style:family="table-column">
      <style:table-column-properties style:column-width="2.191cm" style:use-optimal-column-width="false"/>
    </style:style>
    <style:style style:name="co22" style:family="table-column">
      <style:table-column-properties style:column-width="2.708cm" style:use-optimal-column-width="false"/>
    </style:style>
    <style:style style:name="co23" style:family="table-column">
      <style:table-column-properties style:column-width="2.714cm" style:use-optimal-column-width="false"/>
    </style:style>
    <style:style style:name="ro1" style:family="table-row">
      <style:table-row-properties style:row-height="1.157cm"/>
    </style:style>
    <style:style style:name="ro2" style:family="table-row">
      <style:table-row-properties style:row-height="0cm"/>
    </style:style>
    <style:style style:name="ro3" style:family="table-row">
      <style:table-row-properties style:row-height="1.352cm"/>
    </style:style>
    <style:style style:name="ro4" style:family="table-row">
      <style:table-row-properties style:row-height="1.285cm"/>
    </style:style>
    <style:style style:name="ro5" style:family="table-row">
      <style:table-row-properties style:row-height="1.159cm"/>
    </style:style>
    <style:style style:name="ro6" style:family="table-row">
      <style:table-row-properties style:row-height="0.947cm"/>
    </style:style>
    <style:style style:name="ro7" style:family="table-row">
      <style:table-row-properties style:row-height="1.19cm"/>
    </style:style>
    <style:style style:name="ro8" style:family="table-row">
      <style:table-row-properties style:row-height="1.195cm"/>
    </style:style>
    <style:style style:name="ro9" style:family="table-row">
      <style:table-row-properties style:row-height="0.992cm"/>
    </style:style>
    <style:style style:name="ro10" style:family="table-row">
      <style:table-row-properties style:row-height="2.466cm"/>
    </style:style>
    <style:style style:name="ro11" style:family="table-row">
      <style:table-row-properties style:row-height="1.729cm"/>
    </style:style>
    <style:style style:name="ro12" style:family="table-row">
      <style:table-row-properties style:row-height="3.203cm"/>
    </style:style>
    <style:style style:name="ce1" style:family="table-cell">
      <loext:graphic-properties draw:fill="solid" draw:fill-color="#e48312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f4d8cc" draw:textarea-vertical-align="middle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f4d8cc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f9ece7" draw:textarea-vertical-align="middle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9ec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20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56cm" fo:margin-bottom="0.141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3.761cm" fo:margin-right="0cm" fo:text-indent="-0.64cm"/>
    </style:style>
    <style:style style:name="P20" style:family="paragraph">
      <style:paragraph-properties fo:margin-left="1.27cm" fo:margin-right="0cm" fo:text-indent="-0.635cm"/>
    </style:style>
    <style:style style:name="P21" style:family="paragraph">
      <style:paragraph-properties fo:margin-top="0.9cm" fo:margin-bottom="0.4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FreeSans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style:paragraph-properties fo:margin-left="1.27cm" fo:margin-right="0cm" fo:text-indent="-0.635cm"/>
      <style:text-properties fo:color="#333333" style:font-name="San Francisco Text" fo:font-size="20pt" fo:letter-spacing="0.018cm" fo:language="en" fo:country="US" style:font-size-asian="20pt" style:font-size-complex="20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text-properties fo:color="#333333" style:font-name="San Francisco Display" fo:font-size="12pt" fo:letter-spacing="0.01cm" fo:language="en" fo:country="US" fo:font-weight="bold" style:font-weight-asian="bold" style:font-size-complex="12pt" style:font-weight-complex="bold"/>
    </style:style>
    <style:style style:name="P26" style:family="paragraph">
      <style:text-properties fo:color="#333333" style:font-name="San Francisco Display" fo:font-size="12pt" fo:letter-spacing="0.01cm" fo:language="en" fo:country="US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mbria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mbria1" fo:font-size="31pt" fo:letter-spacing="-0.017cm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text-transform="uppercas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mbria1" fo:font-size="24pt" fo:letter-spacing="normal" fo:font-style="normal" style:text-underline-style="none" fo:font-weight="normal" style:font-name-asian="宋体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Calibri Light" fo:font-size="24pt" fo:letter-spacing="-0.017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Cambri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Calibri Light" fo:font-size="24pt" fo:letter-spacing="-0.017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333333" style:font-name="San Francisco Text" fo:font-size="20pt" fo:letter-spacing="0.018cm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5eb2ea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2" text:bullet-char="">
        <style:list-level-properties text:space-before="2.268cm" text:min-label-width="0.947cm"/>
        <style:text-properties fo:font-family="Wingdings" style:font-pitch="variable" style:font-charset="x-symbol" fo:color="#006666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2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">
        <style:list-level-properties text:space-before="0.001cm" text:min-label-width="0.947cm"/>
        <style:text-properties fo:font-family="Wingdings" style:font-pitch="variable" style:font-charset="x-symbol" fo:color="#006666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">
        <style:list-level-properties text:space-before="1.068cm" text:min-label-width="0.507cm"/>
        <style:text-properties fo:font-family="Wingdings" style:font-pitch="variable" style:font-charset="x-symbol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">
        <style:list-level-properties text:space-before="1.068cm" text:min-label-width="0.507cm"/>
        <style:text-properties fo:font-family="Wingdings" style:font-pitch="variable" style:font-charset="x-symbol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&#10;&#10;&#10;Intelligent Green House &#10;" draw:style-name="dp1" draw:master-page-name="Title_20_and_20_Content" presentation:presentation-page-layout-name="AL1T11">
        <draw:frame draw:name="Title 1" presentation:style-name="pr1" draw:text-style-name="P2" draw:layer="layout" svg:width="27.939cm" svg:height="2.109cm" svg:x="3.048cm" svg:y="2.823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1"><text:line-break/></text:span><text:span text:style-name="T1"><text:line-break/></text:span><text:span text:style-name="T2">I</text:span><text:span text:style-name="T2">n</text:span><text:span text:style-name="T2">t</text:span><text:span text:style-name="T2">e</text:span><text:span text:style-name="T2">l</text:span><text:span text:style-name="T2">l</text:span><text:span text:style-name="T2">i</text:span><text:span text:style-name="T2">g</text:span><text:span text:style-name="T2">e</text:span><text:span text:style-name="T2">n</text:span><text:span text:style-name="T2">t</text:span><text:span text:style-name="T2"> </text:span><text:span text:style-name="T2">G</text:span><text:span text:style-name="T2">r</text:span><text:span text:style-name="T2">e</text:span><text:span text:style-name="T2">e</text:span><text:span text:style-name="T2">n</text:span><text:span text:style-name="T2"> </text:span><text:span text:style-name="T2">H</text:span><text:span text:style-name="T2">o</text:span><text:span text:style-name="T2">u</text:span><text:span text:style-name="T2">s</text:span><text:span text:style-name="T2">e</text:span><text:span text:style-name="T2"> </text:span><text:span text:style-name="T3"><text:line-break/></text:span><text:span text:style-name="T3"/></text:p>
          </draw:text-box>
        </draw:frame>
        <draw:frame draw:name="Content Placeholder 2" presentation:style-name="pr2" draw:text-style-name="P4" draw:layer="layout" svg:width="14.097cm" svg:height="11.175cm" svg:x="3.903cm" svg:y="5.851cm" presentation:class="outline" presentation:user-transformed="true">
          <draw:text-box>
            <text:list text:style-name="L2">
              <text:list-item>
                <text:p text:style-name="P3"><text:span text:style-name="T4"><text:s/></text:span></text:p>
              </text:list-item>
            </text:list>
            <text:p text:style-name="P3"><text:span text:style-name="T4"/></text:p>
            <text:list text:continue-numbering="true" text:style-name="L2">
              <text:list-item>
                <text:p text:style-name="P3"><text:span text:style-name="T5">Team Members</text:span></text:p>
              </text:list-item>
              <text:list-item>
                <text:p text:style-name="P3"><text:span text:style-name="T4">1. Dedipyaman Das [17BCE7080]</text:span></text:p>
              </text:list-item>
            </text:list>
            <text:p><text:span text:style-name="T4"><text:s/></text:span><text:span text:style-name="T4">2. Pujitha Pinninti [17BCD7058]</text:span></text:p>
            <text:p><text:span text:style-name="T4"><text:s/></text:span><text:span text:style-name="T4">3. Kamrun Nisa [17BCD7046]</text:span></text:p>
            <text:p text:style-name="P3"><text:span text:style-name="T4"><text:s/></text:span><text:span text:style-name="T4">4. Niket Chandil [17BEE7015]</text:span></text:p>
            <text:p text:style-name="P3"><text:span text:style-name="T4">5. Amartya Raj Saha [17BME7056]</text:span></text:p>
          </draw:text-box>
        </draw:frame>
        <draw:custom-shape draw:name="Content Placeholder 2" draw:style-name="gr1" draw:text-style-name="P4" draw:layer="layout" svg:width="10.188cm" svg:height="11.175cm" svg:x="20.799cm" svg:y="5.469cm">
          <text:p text:style-name="P5"><text:span text:style-name="T4"/></text:p>
          <text:p text:style-name="P5"><text:span text:style-name="T4"/></text:p>
          <text:list text:style-name="L4">
            <text:list-item>
              <text:p text:style-name="P5"><text:span text:style-name="T5">Guided by</text:span></text:p>
            </text:list-item>
            <text:list-item>
              <text:p text:style-name="P5"><text:span text:style-name="T4"><text:s text:c="11"/></text:span><text:span text:style-name="T4">Prof. Hari Seetha</text:span></text:p>
            </text:list-item>
            <text:list-item>
              <text:p text:style-name="P5"><text:span text:style-name="T4"><text:s text:c="12"/></text:span><text:span text:style-name="T4">Dept. of CSE </text:span></text:p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5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6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Rectangle 7" draw:style-name="gr2" draw:text-style-name="P12" draw:layer="layout" svg:width="7.031cm" svg:height="1.013cm" svg:x="12.793cm" svg:y="4.956cm">
          <text:p text:style-name="P11"><text:span text:style-name="T9">Batch No: ECF17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1T11">
        <draw:frame draw:name="Content Placeholder 2" presentation:style-name="pr5" draw:text-style-name="P4" draw:layer="layout" svg:width="27.939cm" svg:height="11.175cm" svg:x="3.048cm" svg:y="5.127cm" presentation:class="outline" presentation:user-transformed="true">
          <draw:text-box>
            <text:list text:style-name="L7">
              <text:list-item>
                <text:p text:style-name="P14"><text:span text:style-name="T10">Introduction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0">Arduino</text:span></text:p>
                  </text:list-item>
                </text:list>
              </text:list-item>
              <text:list-item>
                <text:p text:style-name="P14"><text:span text:style-name="T10">Abstract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0">Module Identification</text:span></text:p>
                  </text:list-item>
                  <text:list-item>
                    <text:p text:style-name="P16"><text:span text:style-name="T10">Architecture Diagram</text:span></text:p>
                  </text:list-item>
                </text:list>
              </text:list-item>
              <text:list-item>
                <text:p text:style-name="P14"><text:span text:style-name="T10">Equipment Identified</text:span></text:p>
              </text:list-item>
              <text:list-item>
                <text:p text:style-name="P14"><text:span text:style-name="T10">Time Line Chart</text:span></text:p>
              </text:list-item>
              <text:list-item>
                <text:p text:style-name="P14"><text:span text:style-name="T10">References</text:span></text:p>
              </text:list-item>
            </text:list>
            <text:p text:style-name="P17"><text:span text:style-name="T10"/></text:p>
          </draw:text-box>
        </draw:frame>
        <draw:frame draw:name="Title 1" presentation:style-name="pr6" draw:text-style-name="P2" draw:layer="layout" svg:width="27.939cm" svg:height="4.029cm" svg:x="3.048cm" svg:y="0.796cm" presentation:class="title" presentation:user-transformed="true">
          <draw:text-box>
            <text:p text:style-name="P11"><text:span text:style-name="T1">A</text:span><text:span text:style-name="T1">g</text:span><text:span text:style-name="T1">e</text:span><text:span text:style-name="T1">n</text:span><text:span text:style-name="T1">d</text:span><text:span text:style-name="T1">a</text:span></text:p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stract (Title size24pt)" draw:style-name="dp1" draw:master-page-name="Title_20_and_20_Content" presentation:presentation-page-layout-name="AL1T11">
        <draw:frame draw:name="Title 1" presentation:style-name="pr1" draw:text-style-name="P2" draw:layer="layout" svg:width="27.939cm" svg:height="1.914cm" svg:x="3.048cm" svg:y="0.796cm" presentation:class="title" presentation:user-transformed="true">
          <draw:text-box>
            <text:p text:style-name="P11"><text:span text:style-name="T11">B</text:span><text:span text:style-name="T11">u</text:span><text:span text:style-name="T11">i</text:span><text:span text:style-name="T11">l</text:span><text:span text:style-name="T11">d</text:span><text:span text:style-name="T11">i</text:span><text:span text:style-name="T11">n</text:span><text:span text:style-name="T11">g</text:span><text:span text:style-name="T11"> </text:span><text:span text:style-name="T11">a</text:span><text:span text:style-name="T11"> </text:span><text:span text:style-name="T11">r</text:span><text:span text:style-name="T11">o</text:span><text:span text:style-name="T11">b</text:span><text:span text:style-name="T11">o</text:span><text:span text:style-name="T11">t</text:span></text:p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Content Placeholder 2" presentation:style-name="pr5" draw:text-style-name="P4" draw:layer="layout" svg:width="27.939cm" svg:height="11.175cm" svg:x="3.048cm" svg:y="5.127cm" presentation:class="outline" presentation:user-transformed="true">
          <draw:text-box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2">We are building an Arduino based assistant bot to make our life easier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2"/></text:p>
            <text:list text:style-name="L12">
              <text:list-item>
                <text:list>
                  <text:list-item>
                    <text:list>
                      <text:list-item>
                        <text:p text:style-name="P18"><text:span text:style-name="T12">It provides the following functionalities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2">Talk to the user. Greet them.</text:span></text:p>
            <text:p text:style-name="P19"><text:span text:style-name="T12">Turning lights on or off intelligently, based on a light sensor.</text:span></text:p>
            <text:p text:style-name="P19"><text:span text:style-name="T12">Help carry things from one place to another.</text:span></text:p>
            <text:p text:style-name="P19"><text:span text:style-name="T12">Wipe the floor.</text:span></text:p>
            <text:p text:style-name="P19"><text:span text:style-name="T12">Picking up magnetic substances with an electromagnetic arm.</text:span></text:p>
            <text:p text:style-name="P19"><text:span text:style-name="T12">Doing simple math and displaying on the screen.</text:span></text:p>
            <text:p text:style-name="P20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Introduction " draw:style-name="dp1" draw:master-page-name="Title_20_and_20_Content" presentation:presentation-page-layout-name="AL1T11">
        <draw:frame draw:name="Title 1" presentation:style-name="pr1" draw:text-style-name="P2" draw:layer="layout" svg:width="27.939cm" svg:height="2.476cm" svg:x="3.048cm" svg:y="0.796cm" presentation:class="title" presentation:user-transformed="true">
          <draw:text-box>
            <text:p text:style-name="P11"><text:span text:style-name="T13">1</text:span><text:span text:style-name="T13">.</text:span><text:span text:style-name="T13"> </text:span><text:span text:style-name="T13">I</text:span><text:span text:style-name="T13">n</text:span><text:span text:style-name="T13">t</text:span><text:span text:style-name="T13">r</text:span><text:span text:style-name="T13">o</text:span><text:span text:style-name="T13">d</text:span><text:span text:style-name="T13">u</text:span><text:span text:style-name="T13">c</text:span><text:span text:style-name="T13">t</text:span><text:span text:style-name="T13">i</text:span><text:span text:style-name="T13">o</text:span><text:span text:style-name="T13">n</text:span><text:span text:style-name="T13"> </text:span></text:p>
          </draw:text-box>
        </draw:frame>
        <draw:frame draw:name="Content Placeholder 2" presentation:style-name="pr2" draw:text-style-name="P4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21">“<text:span text:style-name="T14">Arduino</text:span> is an open source computer hardware and software company, project, and user community that designs and manufactures single-board microcontrollers and microcontroller kits for building digital devices and interactive objects that can sense and control objects in the physical world.”</text:p>
                <text:p text:style-name="P21">The assistant bot will be a crawler added with arms, lights and trays to provide functionality. This will be running controlled by a bluetooth device and also have respond to certain audio commands.</text:p>
              </text:list-item>
            </text:list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Module Identification" draw:style-name="dp1" draw:master-page-name="Title_20_and_20_Content" presentation:presentation-page-layout-name="AL1T11">
        <draw:frame draw:name="Title 1" presentation:style-name="pr1" draw:text-style-name="P2" draw:layer="layout" svg:width="27.939cm" svg:height="2.256cm" svg:x="3.048cm" svg:y="0.796cm" presentation:class="title" presentation:user-transformed="true">
          <draw:text-box>
            <text:p text:style-name="P11"><text:span text:style-name="T13">2</text:span><text:span text:style-name="T13">.</text:span><text:span text:style-name="T13"> </text:span><text:span text:style-name="T13">M</text:span><text:span text:style-name="T13">o</text:span><text:span text:style-name="T13">d</text:span><text:span text:style-name="T13">u</text:span><text:span text:style-name="T13">l</text:span><text:span text:style-name="T13">e</text:span><text:span text:style-name="T13"> </text:span><text:span text:style-name="T13">I</text:span><text:span text:style-name="T13">d</text:span><text:span text:style-name="T13">e</text:span><text:span text:style-name="T13">n</text:span><text:span text:style-name="T13">t</text:span><text:span text:style-name="T13">i</text:span><text:span text:style-name="T13">f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/text:p>
          </draw:text-box>
        </draw:frame>
        <draw:frame draw:name="Content Placeholder 2" presentation:style-name="pr2" draw:text-style-name="P23" draw:layer="layout" svg:width="27.939cm" svg:height="11.175cm" svg:x="2.999cm" svg:y="5.029cm" presentation:class="outline" presentation:user-transformed="true">
          <draw:text-box>
            <text:p text:style-name="P22"><text:span text:style-name="T15">The robot will be semi-autonomous. It will be primarily be run by a </text:span><text:span text:style-name="T16">Bluetooth </text:span><text:span text:style-name="T16">interface</text:span><text:span text:style-name="T15">, but it also has the ability to respond to human speech.</text:span></text:p>
            <text:p text:style-name="P22"><text:span text:style-name="T15">When the surrounding light fades away the </text:span><text:span text:style-name="T16">photo-sensitive sensor</text:span><text:span text:style-name="T15"> detects that </text:span><text:span text:style-name="T15">to turn the lamps mounted on its head with the information from a light </text:span><text:span text:style-name="T15">sensor. The lamps can work like study lamps or guide lamps.</text:span></text:p>
            <text:p text:style-name="P22"><text:span text:style-name="T15">It has an </text:span><text:span text:style-name="T16">electromagnetic arm </text:span><text:span text:style-name="T15">controlled by servos mounted on a rotating base </text:span><text:span text:style-name="T15">and can be used to carry magnetic materials.</text:span></text:p>
            <text:p text:style-name="P22"><text:span text:style-name="T16">Bicycle chain rings</text:span><text:span text:style-name="T15"> in the form of wheels are mounted to </text:span><text:span text:style-name="T16">tracks</text:span><text:span text:style-name="T15"> (belts) so that it </text:span><text:span text:style-name="T15">can move easily on smooth and rough surfaces and also have stability. </text:span></text:p>
            <text:p text:style-name="P22"><text:span text:style-name="T15"/></text:p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name="Title 1" presentation:style-name="pr1" draw:text-style-name="P2" draw:layer="layout" svg:width="27.939cm" svg:height="2.256cm" svg:x="3.048cm" svg:y="0.796cm" presentation:class="title" presentation:user-transformed="true">
          <draw:text-box>
            <text:p text:style-name="P11"><text:span text:style-name="T13">2</text:span><text:span text:style-name="T13">.</text:span><text:span text:style-name="T13"> </text:span><text:span text:style-name="T13">M</text:span><text:span text:style-name="T13">o</text:span><text:span text:style-name="T13">d</text:span><text:span text:style-name="T13">u</text:span><text:span text:style-name="T13">l</text:span><text:span text:style-name="T13">e</text:span><text:span text:style-name="T13"> </text:span><text:span text:style-name="T13">I</text:span><text:span text:style-name="T13">d</text:span><text:span text:style-name="T13">e</text:span><text:span text:style-name="T13">n</text:span><text:span text:style-name="T13">t</text:span><text:span text:style-name="T13">i</text:span><text:span text:style-name="T13">f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/text:p>
          </draw:text-box>
        </draw:frame>
        <draw:frame draw:name="Content Placeholder 2" presentation:style-name="pr2" draw:text-style-name="P23" draw:layer="layout" svg:width="27.939cm" svg:height="11.175cm" svg:x="2.999cm" svg:y="5.029cm" presentation:class="outline" presentation:user-transformed="true">
          <draw:text-box>
            <text:p text:style-name="P22"><text:span text:style-name="T16">Sponge, brush and sprinklers</text:span><text:span text:style-name="T15"> are fixed at the base for wiping the floors.</text:span></text:p>
            <text:p text:style-name="P22"><text:span text:style-name="T15">It has a </text:span><text:span text:style-name="T16">drawer</text:span><text:span text:style-name="T15"> for carrying things, which can be opened and closed.</text:span></text:p>
            <text:p text:style-name="P22"><text:span text:style-name="T15">It uses a basic </text:span><text:span text:style-name="T16">speech recognition</text:span><text:span text:style-name="T15"> ability to recognize human speech and follow </text:span><text:span text:style-name="T15">their commands.</text:span></text:p>
            <text:p text:style-name="P22"><text:span text:style-name="T15">It can perform </text:span><text:span text:style-name="T16">simple mathematical computations</text:span><text:span text:style-name="T15"> based on speech and </text:span><text:span text:style-name="T15">display results on a TFT screen.</text:span></text:p>
            <text:p text:style-name="P22"><text:span text:style-name="T15">It has a 360 degree </text:span><text:span text:style-name="T16">rotating base</text:span><text:span text:style-name="T15"> helping direct lights in every direction and </text:span><text:span text:style-name="T15">also helping the arms move.</text:span></text:p>
            <text:p text:style-name="P22"><text:span text:style-name="T15">A</text:span><text:span text:style-name="T16"> solar panel </text:span><text:span text:style-name="T15">is used to store energy.</text:span></text:p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Architecture Diagram" draw:style-name="dp1" draw:master-page-name="Title_20_and_20_Content" presentation:presentation-page-layout-name="AL1T11">
        <draw:frame draw:name="Title 1" presentation:style-name="pr1" draw:text-style-name="P2" draw:layer="layout" svg:width="27.939cm" svg:height="2.085cm" svg:x="3.048cm" svg:y="0.796cm" presentation:class="title" presentation:user-transformed="true">
          <draw:text-box>
            <text:p text:style-name="P11"><text:span text:style-name="T13">3</text:span><text:span text:style-name="T13">.</text:span><text:span text:style-name="T13">A</text:span><text:span text:style-name="T13">r</text:span><text:span text:style-name="T13">c</text:span><text:span text:style-name="T13">h</text:span><text:span text:style-name="T13">i</text:span><text:span text:style-name="T13">t</text:span><text:span text:style-name="T13">e</text:span><text:span text:style-name="T13">c</text:span><text:span text:style-name="T13">t</text:span><text:span text:style-name="T13">u</text:span><text:span text:style-name="T13">r</text:span><text:span text:style-name="T13">e</text:span><text:span text:style-name="T13"> </text:span><text:span text:style-name="T13">D</text:span><text:span text:style-name="T13">i</text:span><text:span text:style-name="T13">a</text:span><text:span text:style-name="T13">g</text:span><text:span text:style-name="T13">r</text:span><text:span text:style-name="T13">a</text:span><text:span text:style-name="T13">m</text:span></text:p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Picture 4" draw:style-name="gr4" draw:text-style-name="P24" draw:layer="layout" svg:width="18.44cm" svg:height="11.178cm" svg:x="7.955cm" svg:y="5.199cm">
          <draw:image xlink:href="Pictures/2000000C0000B7E400008599AB208FF0A1DF2BEF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Equipment Identified" draw:style-name="dp1" draw:master-page-name="Title_20_and_20_Content" presentation:presentation-page-layout-name="AL1T11">
        <draw:frame draw:name="Title 1" presentation:style-name="pr1" draw:text-style-name="P2" draw:layer="layout" svg:width="27.939cm" svg:height="1.67cm" svg:x="3.048cm" svg:y="0.796cm" presentation:class="title" presentation:user-transformed="true">
          <draw:text-box>
            <text:p text:style-name="P11"><text:span text:style-name="T13">4</text:span><text:span text:style-name="T13">.</text:span><text:span text:style-name="T13">E</text:span><text:span text:style-name="T13">q</text:span><text:span text:style-name="T13">u</text:span><text:span text:style-name="T13">i</text:span><text:span text:style-name="T13">p</text:span><text:span text:style-name="T13">m</text:span><text:span text:style-name="T13">e</text:span><text:span text:style-name="T13">n</text:span><text:span text:style-name="T13">t</text:span><text:span text:style-name="T13"> </text:span><text:span text:style-name="T13">I</text:span><text:span text:style-name="T13">d</text:span><text:span text:style-name="T13">e</text:span><text:span text:style-name="T13">n</text:span><text:span text:style-name="T13">t</text:span><text:span text:style-name="T13">i</text:span><text:span text:style-name="T13">f</text:span><text:span text:style-name="T13">i</text:span><text:span text:style-name="T13">e</text:span><text:span text:style-name="T13">d</text:span></text:p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standard" draw:layer="layout" svg:width="20.498cm" svg:height="12.325cm" svg:x="6.268cm" svg:y="5.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 text:style-name="P25">Component Name</text:p>
              </table:table-cell>
              <table:table-cell>
                <text:p text:style-name="P25">Component Type</text:p>
              </table:table-cell>
              <table:table-cell>
                <text:p text:style-name="P25">Quantity</text:p>
              </table:table-cell>
              <table:table-cell>
                <text:p text:style-name="P25">Price</text:p>
              </table:table-cell>
              <table:table-cell>
                <text:p text:style-name="P25">Total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6">Arduino Mega 2560 r3 Microcontroller Board ATmega2560 With Usb Cable </text:p>
              </table:table-cell>
              <table:table-cell>
                <text:p text:style-name="P26">Microcontroller</text:p>
              </table:table-cell>
              <table:table-cell>
                <text:p text:style-name="P26">1</text:p>
              </table:table-cell>
              <table:table-cell>
                <text:p text:style-name="P26">1099</text:p>
              </table:table-cell>
              <table:table-cell>
                <text:p text:style-name="P26">1099</text:p>
              </table:table-cell>
            </table:table-row>
            <table:table-row table:style-name="ro2" table:default-cell-style-name="gray1">
              <table:table-cell>
                <text:p text:style-name="P26">2</text:p>
              </table:table-cell>
              <table:table-cell>
                <text:p text:style-name="P26">HW 9V Batteries</text:p>
              </table:table-cell>
              <table:table-cell>
                <text:p text:style-name="P26">Primary power Source</text:p>
              </table:table-cell>
              <table:table-cell>
                <text:p text:style-name="P26">6</text:p>
              </table:table-cell>
              <table:table-cell>
                <text:p text:style-name="P26">15</text:p>
              </table:table-cell>
              <table:table-cell>
                <text:p text:style-name="P26">90</text:p>
              </table:table-cell>
            </table:table-row>
            <table:table-row table:style-name="ro2" table:default-cell-style-name="gray2">
              <table:table-cell>
                <text:p text:style-name="P26">3</text:p>
              </table:table-cell>
              <table:table-cell>
                <text:p text:style-name="P26">SLAEX039 L293D Motor Shield for Arduino</text:p>
              </table:table-cell>
              <table:table-cell>
                <text:p text:style-name="P26">Motor Driver Shield</text:p>
              </table:table-cell>
              <table:table-cell>
                <text:p text:style-name="P26">1</text:p>
              </table:table-cell>
              <table:table-cell>
                <text:p text:style-name="P26">285</text:p>
              </table:table-cell>
              <table:table-cell>
                <text:p text:style-name="P26">285</text:p>
              </table:table-cell>
            </table:table-row>
            <table:table-row table:style-name="ro2" table:default-cell-style-name="gray1">
              <table:table-cell>
                <text:p text:style-name="P26">4</text:p>
              </table:table-cell>
              <table:table-cell>
                <text:p text:style-name="P26">12Volt DC Motor(Multipurpose Brushed Motor for DIY applications PCB Drill) </text:p>
              </table:table-cell>
              <table:table-cell>
                <text:p text:style-name="P26">Primary wheel Motor </text:p>
              </table:table-cell>
              <table:table-cell>
                <text:p text:style-name="P26">4</text:p>
              </table:table-cell>
              <table:table-cell>
                <text:p text:style-name="P26">199</text:p>
              </table:table-cell>
              <table:table-cell>
                <text:p text:style-name="P26">796</text:p>
              </table:table-cell>
            </table:table-row>
            <table:table-row table:style-name="ro2" table:default-cell-style-name="gray2">
              <table:table-cell>
                <text:p text:style-name="P26">5</text:p>
              </table:table-cell>
              <table:table-cell>
                <text:p text:style-name="P26">8 V DC Motor</text:p>
              </table:table-cell>
              <table:table-cell>
                <text:p text:style-name="P26">Secondary Wheel Motor</text:p>
              </table:table-cell>
              <table:table-cell>
                <text:p text:style-name="P26">2</text:p>
              </table:table-cell>
              <table:table-cell>
                <text:p text:style-name="P26">80</text:p>
              </table:table-cell>
              <table:table-cell>
                <text:p text:style-name="P26">160</text:p>
              </table:table-cell>
            </table:table-row>
            <table:table-row table:style-name="ro2" table:default-cell-style-name="gray1">
              <table:table-cell>
                <text:p text:style-name="P26">6</text:p>
              </table:table-cell>
              <table:table-cell>
                <text:p text:style-name="P26"><text:s/>LDR Light Sensor Module(Photosensitive) Based on LM393 for Arduino </text:p>
              </table:table-cell>
              <table:table-cell>
                <text:p text:style-name="P26">Light Sensor</text:p>
              </table:table-cell>
              <table:table-cell>
                <text:p text:style-name="P26">1</text:p>
              </table:table-cell>
              <table:table-cell>
                <text:p text:style-name="P26">159</text:p>
              </table:table-cell>
              <table:table-cell>
                <text:p text:style-name="P26">159</text:p>
              </table:table-cell>
            </table:table-row>
            <table:table-row table:style-name="ro3" table:default-cell-style-name="gray2">
              <table:table-cell>
                <text:p text:style-name="P26">7</text:p>
              </table:table-cell>
              <table:table-cell>
                <text:p text:style-name="P26">3mm LED Light Emitting Diodes Electronic 1/4 W Resistors</text:p>
              </table:table-cell>
              <table:table-cell>
                <text:p text:style-name="P26">Lights</text:p>
              </table:table-cell>
              <table:table-cell>
                <text:p text:style-name="P26">20</text:p>
              </table:table-cell>
              <table:table-cell>
                <text:p text:style-name="P26">3</text:p>
              </table:table-cell>
              <table:table-cell>
                <text:p text:style-name="P26">6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frame draw:name="Title 1" presentation:style-name="pr1" draw:text-style-name="P2" draw:layer="layout" svg:width="27.939cm" svg:height="1.67cm" svg:x="3.048cm" svg:y="0.796cm" presentation:class="title" presentation:user-transformed="true">
          <draw:text-box>
            <text:p text:style-name="P11"><text:span text:style-name="T13">4</text:span><text:span text:style-name="T13">.</text:span><text:span text:style-name="T13">E</text:span><text:span text:style-name="T13">q</text:span><text:span text:style-name="T13">u</text:span><text:span text:style-name="T13">i</text:span><text:span text:style-name="T13">p</text:span><text:span text:style-name="T13">m</text:span><text:span text:style-name="T13">e</text:span><text:span text:style-name="T13">n</text:span><text:span text:style-name="T13">t</text:span><text:span text:style-name="T13"> </text:span><text:span text:style-name="T13">I</text:span><text:span text:style-name="T13">d</text:span><text:span text:style-name="T13">e</text:span><text:span text:style-name="T13">n</text:span><text:span text:style-name="T13">t</text:span><text:span text:style-name="T13">i</text:span><text:span text:style-name="T13">f</text:span><text:span text:style-name="T13">i</text:span><text:span text:style-name="T13">e</text:span><text:span text:style-name="T13">d</text:span></text:p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standard" draw:layer="layout" svg:width="22.039cm" svg:height="11.57cm" svg:x="6.425cm" svg:y="5.19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gray3">
              <table:table-cell/>
              <table:table-cell>
                <text:p text:style-name="P25">Component Name</text:p>
              </table:table-cell>
              <table:table-cell>
                <text:p text:style-name="P25">Component Type</text:p>
              </table:table-cell>
              <table:table-cell>
                <text:p text:style-name="P25">Quantity</text:p>
              </table:table-cell>
              <table:table-cell>
                <text:p text:style-name="P25">Price</text:p>
              </table:table-cell>
              <table:table-cell>
                <text:p text:style-name="P25">Total</text:p>
              </table:table-cell>
            </table:table-row>
            <table:table-row table:style-name="ro2" table:default-cell-style-name="gray2">
              <table:table-cell>
                <text:p text:style-name="P26">8</text:p>
              </table:table-cell>
              <table:table-cell>
                <text:p text:style-name="P26">Bluetooth Transceiver Module with TTL Outputs-HC05 </text:p>
              </table:table-cell>
              <table:table-cell>
                <text:p text:style-name="P26">Bluetooth Module</text:p>
              </table:table-cell>
              <table:table-cell>
                <text:p text:style-name="P26">1</text:p>
              </table:table-cell>
              <table:table-cell>
                <text:p text:style-name="P26">298</text:p>
              </table:table-cell>
              <table:table-cell>
                <text:p text:style-name="P26">298</text:p>
              </table:table-cell>
            </table:table-row>
            <table:table-row table:style-name="ro2" table:default-cell-style-name="gray1">
              <table:table-cell>
                <text:p text:style-name="P26">9</text:p>
              </table:table-cell>
              <table:table-cell>
                <text:p text:style-name="P26">Dusting brush</text:p>
              </table:table-cell>
              <table:table-cell>
                <text:p text:style-name="P26">Sprinkler (Cleansing)</text:p>
              </table:table-cell>
              <table:table-cell>
                <text:p text:style-name="P26">1</text:p>
              </table:table-cell>
              <table:table-cell>
                <text:p text:style-name="P26">20</text:p>
              </table:table-cell>
              <table:table-cell>
                <text:p text:style-name="P26">20</text:p>
              </table:table-cell>
            </table:table-row>
            <table:table-row table:style-name="ro2" table:default-cell-style-name="gray2">
              <table:table-cell>
                <text:p text:style-name="P26">10</text:p>
              </table:table-cell>
              <table:table-cell>
                <text:p text:style-name="P26">Shower</text:p>
              </table:table-cell>
              <table:table-cell>
                <text:p text:style-name="P26">Cleansing Part</text:p>
              </table:table-cell>
              <table:table-cell>
                <text:p text:style-name="P26">1</text:p>
              </table:table-cell>
              <table:table-cell>
                <text:p text:style-name="P26">50</text:p>
              </table:table-cell>
              <table:table-cell>
                <text:p text:style-name="P26">50</text:p>
              </table:table-cell>
            </table:table-row>
            <table:table-row table:style-name="ro2" table:default-cell-style-name="gray1">
              <table:table-cell>
                <text:p text:style-name="P26">11</text:p>
              </table:table-cell>
              <table:table-cell>
                <text:p text:style-name="P26">Sponge</text:p>
              </table:table-cell>
              <table:table-cell>
                <text:p text:style-name="P26">Cleansing Part</text:p>
              </table:table-cell>
              <table:table-cell>
                <text:p text:style-name="P26">1</text:p>
              </table:table-cell>
              <table:table-cell>
                <text:p text:style-name="P26">20</text:p>
              </table:table-cell>
              <table:table-cell>
                <text:p text:style-name="P26">20</text:p>
              </table:table-cell>
            </table:table-row>
            <table:table-row table:style-name="ro2" table:default-cell-style-name="gray2">
              <table:table-cell>
                <text:p text:style-name="P26">12</text:p>
              </table:table-cell>
              <table:table-cell>
                <text:p text:style-name="P26">Servo</text:p>
              </table:table-cell>
              <table:table-cell>
                <text:p text:style-name="P26">Arm movements</text:p>
              </table:table-cell>
              <table:table-cell>
                <text:p text:style-name="P26">1</text:p>
              </table:table-cell>
              <table:table-cell>
                <text:p text:style-name="P26">195</text:p>
              </table:table-cell>
              <table:table-cell>
                <text:p text:style-name="P26">195</text:p>
              </table:table-cell>
            </table:table-row>
            <table:table-row table:style-name="ro2" table:default-cell-style-name="gray1">
              <table:table-cell>
                <text:p text:style-name="P26">13</text:p>
              </table:table-cell>
              <table:table-cell>
                <text:p text:style-name="P26">TFT screen</text:p>
              </table:table-cell>
              <table:table-cell>
                <text:p text:style-name="P26">Display</text:p>
              </table:table-cell>
              <table:table-cell>
                <text:p text:style-name="P26">1</text:p>
              </table:table-cell>
              <table:table-cell>
                <text:p text:style-name="P26">530</text:p>
              </table:table-cell>
              <table:table-cell>
                <text:p text:style-name="P26">530</text:p>
              </table:table-cell>
            </table:table-row>
            <table:table-row table:style-name="ro2" table:default-cell-style-name="gray2">
              <table:table-cell>
                <text:p text:style-name="P26">14</text:p>
              </table:table-cell>
              <table:table-cell>
                <text:p text:style-name="P26">Electromagnet</text:p>
              </table:table-cell>
              <table:table-cell>
                <text:p text:style-name="P26">Magnetic object holder</text:p>
              </table:table-cell>
              <table:table-cell>
                <text:p text:style-name="P26">1</text:p>
              </table:table-cell>
              <table:table-cell>
                <text:p text:style-name="P26">630</text:p>
              </table:table-cell>
              <table:table-cell>
                <text:p text:style-name="P26">630</text:p>
              </table:table-cell>
            </table:table-row>
            <table:table-row table:style-name="ro2" table:default-cell-style-name="gray1">
              <table:table-cell>
                <text:p text:style-name="P26">15</text:p>
              </table:table-cell>
              <table:table-cell>
                <text:p text:style-name="P26">Mechanical arm</text:p>
              </table:table-cell>
              <table:table-cell>
                <text:p text:style-name="P26">Arm</text:p>
              </table:table-cell>
              <table:table-cell>
                <text:p text:style-name="P26">2</text:p>
              </table:table-cell>
              <table:table-cell>
                <text:p text:style-name="P26">699</text:p>
              </table:table-cell>
              <table:table-cell>
                <text:p text:style-name="P26">1398</text:p>
              </table:table-cell>
            </table:table-row>
            <table:table-row table:style-name="ro2" table:default-cell-style-name="gray2">
              <table:table-cell>
                <text:p text:style-name="P26">16</text:p>
              </table:table-cell>
              <table:table-cell>
                <text:p text:style-name="P26">Lithium rechargeable battery</text:p>
              </table:table-cell>
              <table:table-cell>
                <text:p text:style-name="P26">Secondary Power Source</text:p>
              </table:table-cell>
              <table:table-cell>
                <text:p text:style-name="P26">1</text:p>
              </table:table-cell>
              <table:table-cell>
                <text:p text:style-name="P26">399</text:p>
              </table:table-cell>
              <table:table-cell>
                <text:p text:style-name="P26">399</text:p>
              </table:table-cell>
            </table:table-row>
            <table:table-row table:style-name="ro2" table:default-cell-style-name="gray1">
              <table:table-cell>
                <text:p text:style-name="P26">17</text:p>
              </table:table-cell>
              <table:table-cell>
                <text:p text:style-name="P26">Tray</text:p>
              </table:table-cell>
              <table:table-cell>
                <text:p text:style-name="P26">Carrying block</text:p>
              </table:table-cell>
              <table:table-cell>
                <text:p text:style-name="P26">1</text:p>
              </table:table-cell>
              <table:table-cell>
                <text:p text:style-name="P26">50</text:p>
              </table:table-cell>
              <table:table-cell>
                <text:p text:style-name="P26">5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draw:name="Title 1" presentation:style-name="pr1" draw:text-style-name="P2" draw:layer="layout" svg:width="27.939cm" svg:height="1.67cm" svg:x="3.048cm" svg:y="0.796cm" presentation:class="title" presentation:user-transformed="true">
          <draw:text-box>
            <text:p text:style-name="P11"><text:span text:style-name="T13">4</text:span><text:span text:style-name="T13">.</text:span><text:span text:style-name="T13">E</text:span><text:span text:style-name="T13">q</text:span><text:span text:style-name="T13">u</text:span><text:span text:style-name="T13">i</text:span><text:span text:style-name="T13">p</text:span><text:span text:style-name="T13">m</text:span><text:span text:style-name="T13">e</text:span><text:span text:style-name="T13">n</text:span><text:span text:style-name="T13">t</text:span><text:span text:style-name="T13"> </text:span><text:span text:style-name="T13">I</text:span><text:span text:style-name="T13">d</text:span><text:span text:style-name="T13">e</text:span><text:span text:style-name="T13">n</text:span><text:span text:style-name="T13">t</text:span><text:span text:style-name="T13">i</text:span><text:span text:style-name="T13">f</text:span><text:span text:style-name="T13">i</text:span><text:span text:style-name="T13">e</text:span><text:span text:style-name="T13">d</text:span></text:p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standard" draw:layer="layout" svg:width="22.63cm" svg:height="12.455cm" svg:x="5.982cm" svg:y="5.119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5" table:default-cell-style-name="gray3">
              <table:table-cell/>
              <table:table-cell>
                <text:p text:style-name="P25">Component Name</text:p>
              </table:table-cell>
              <table:table-cell>
                <text:p text:style-name="P25">Component Type</text:p>
              </table:table-cell>
              <table:table-cell>
                <text:p text:style-name="P25">Quantity</text:p>
              </table:table-cell>
              <table:table-cell>
                <text:p text:style-name="P25">Price</text:p>
              </table:table-cell>
              <table:table-cell>
                <text:p text:style-name="P25">Total</text:p>
              </table:table-cell>
            </table:table-row>
            <table:table-row table:style-name="ro6" table:default-cell-style-name="gray2">
              <table:table-cell>
                <text:p text:style-name="P26">18</text:p>
              </table:table-cell>
              <table:table-cell>
                <text:p text:style-name="P26">Speakers</text:p>
              </table:table-cell>
              <table:table-cell>
                <text:p text:style-name="P26">Audio Out</text:p>
              </table:table-cell>
              <table:table-cell>
                <text:p text:style-name="P26">1</text:p>
              </table:table-cell>
              <table:table-cell>
                <text:p text:style-name="P26">80</text:p>
              </table:table-cell>
              <table:table-cell>
                <text:p text:style-name="P26">80</text:p>
              </table:table-cell>
            </table:table-row>
            <table:table-row table:style-name="ro6" table:default-cell-style-name="gray1">
              <table:table-cell>
                <text:p text:style-name="P26">19</text:p>
              </table:table-cell>
              <table:table-cell>
                <text:p text:style-name="P26">Cycle chain</text:p>
              </table:table-cell>
              <table:table-cell>
                <text:p text:style-name="P26">Track Chain</text:p>
              </table:table-cell>
              <table:table-cell>
                <text:p text:style-name="P26">1</text:p>
              </table:table-cell>
              <table:table-cell>
                <text:p text:style-name="P26">250</text:p>
              </table:table-cell>
              <table:table-cell>
                <text:p text:style-name="P26">250</text:p>
              </table:table-cell>
            </table:table-row>
            <table:table-row table:style-name="ro6" table:default-cell-style-name="gray2">
              <table:table-cell>
                <text:p text:style-name="P26">20</text:p>
              </table:table-cell>
              <table:table-cell>
                <text:p text:style-name="P26">PVC pipe</text:p>
              </table:table-cell>
              <table:table-cell>
                <text:p text:style-name="P26">Track chain support</text:p>
              </table:table-cell>
              <table:table-cell>
                <text:p text:style-name="P26">1</text:p>
              </table:table-cell>
              <table:table-cell>
                <text:p text:style-name="P26">425</text:p>
              </table:table-cell>
              <table:table-cell>
                <text:p text:style-name="P26">425</text:p>
              </table:table-cell>
            </table:table-row>
            <table:table-row table:style-name="ro6" table:default-cell-style-name="gray1">
              <table:table-cell>
                <text:p text:style-name="P26">21</text:p>
              </table:table-cell>
              <table:table-cell>
                <text:p text:style-name="P26">Chain ring</text:p>
              </table:table-cell>
              <table:table-cell>
                <text:p text:style-name="P26">Wheels</text:p>
              </table:table-cell>
              <table:table-cell>
                <text:p text:style-name="P26">12</text:p>
              </table:table-cell>
              <table:table-cell>
                <text:p text:style-name="P26">100</text:p>
              </table:table-cell>
              <table:table-cell>
                <text:p text:style-name="P26">1200</text:p>
              </table:table-cell>
            </table:table-row>
            <table:table-row table:style-name="ro6" table:default-cell-style-name="gray2">
              <table:table-cell>
                <text:p text:style-name="P26">22</text:p>
              </table:table-cell>
              <table:table-cell>
                <text:p text:style-name="P26">Screw and bolts</text:p>
              </table:table-cell>
              <table:table-cell>
                <text:p text:style-name="P26">Track connector</text:p>
              </table:table-cell>
              <table:table-cell>
                <text:p text:style-name="P26">200</text:p>
              </table:table-cell>
              <table:table-cell>
                <text:p text:style-name="P26">2</text:p>
              </table:table-cell>
              <table:table-cell>
                <text:p text:style-name="P26">400</text:p>
              </table:table-cell>
            </table:table-row>
            <table:table-row table:style-name="ro6" table:default-cell-style-name="gray1">
              <table:table-cell/>
              <table:table-cell/>
              <table:table-cell/>
              <table:table-cell/>
              <table:table-cell>
                <text:p text:style-name="P25"/>
                <text:p text:style-name="P25"/>
                <text:p text:style-name="P25">Estimated total:</text:p>
              </table:table-cell>
              <table:table-cell>
                <text:p text:style-name="P25"/>
                <text:p text:style-name="P25"/>
                <text:p text:style-name="P25">Rs. 8594</text:p>
              </table:table-cell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.Timeline Chart" draw:style-name="dp1" draw:master-page-name="Title_20_and_20_Content" presentation:presentation-page-layout-name="AL1T11">
        <draw:frame draw:name="Title 1" presentation:style-name="pr6" draw:text-style-name="P2" draw:layer="layout" svg:width="27.939cm" svg:height="1.865cm" svg:x="3.048cm" svg:y="0.796cm" presentation:class="title" presentation:user-transformed="true">
          <draw:text-box>
            <text:p text:style-name="P11"><text:span text:style-name="T13">5</text:span><text:span text:style-name="T13">.</text:span><text:span text:style-name="T13">T</text:span><text:span text:style-name="T13">i</text:span><text:span text:style-name="T13">m</text:span><text:span text:style-name="T13">e</text:span><text:span text:style-name="T13">l</text:span><text:span text:style-name="T13">i</text:span><text:span text:style-name="T13">n</text:span><text:span text:style-name="T13">e</text:span><text:span text:style-name="T13"> </text:span><text:span text:style-name="T13">C</text:span><text:span text:style-name="T13">h</text:span><text:span text:style-name="T13">a</text:span><text:span text:style-name="T13">r</text:span><text:span text:style-name="T13">t</text:span></text:p>
          </draw:text-box>
        </draw:frame>
        <draw:frame draw:name="Content Placeholder 6" draw:style-name="standard" draw:layer="layout" svg:width="29.276cm" svg:height="16.779cm" svg:x="1.514cm" svg:y="2.662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9" table:default-cell-style-name="ce1">
              <table:table-cell>
                <text:p text:style-name="P11"><text:span text:style-name="T17">Deli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9" table:default-cell-style-name="ce4">
              <table:table-cell table:style-name="ce3">
                <text:p text:style-name="P1"><text:span text:style-name="T18">Testing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/>
              <table:table-cell/>
            </table:table-row>
            <table:table-row table:style-name="ro10" table:default-cell-style-name="ce7">
              <table:table-cell table:style-name="ce6">
                <text:p text:style-name="P1"><text:span text:style-name="T18">Integration with ID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5" table:number-columns-spanned="2"/>
              <table:covered-table-cell/>
              <table:table-cell/>
              <table:table-cell/>
            </table:table-row>
            <table:table-row table:style-name="ro10" table:default-cell-style-name="ce4">
              <table:table-cell table:style-name="ce3">
                <text:p text:style-name="P1"><text:span text:style-name="T18">Coding – Arduino IDE</text:span></text:p>
              </table:table-cell>
              <table:table-cell/>
              <table:table-cell/>
              <table:table-cell/>
              <table:table-cell/>
              <table:table-cell table:style-name="ce5" table:number-columns-spanned="2"/>
              <table:covered-table-cell/>
              <table:table-cell/>
              <table:table-cell/>
              <table:table-cell/>
              <table:table-cell/>
            </table:table-row>
            <table:table-row table:style-name="ro10" table:default-cell-style-name="ce7">
              <table:table-cell table:style-name="ce6">
                <text:p text:style-name="P1"><text:span text:style-name="T18">Hardware Analysis</text:span></text:p>
              </table:table-cell>
              <table:table-cell/>
              <table:table-cell/>
              <table:table-cell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4">
              <table:table-cell table:style-name="ce3">
                <text:p text:style-name="P27"><text:span text:style-name="T18">Pbm Identified</text:span></text:p>
                <text:p text:style-name="P27"><text:span text:style-name="T18"/></text:p>
              </table:table-cell>
              <table:table-cell/>
              <table:table-cell table:style-name="ce5" table:number-columns-spanned="2"/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7">
              <table:table-cell table:style-name="ce6">
                <text:p text:style-name="P1"><text:span text:style-name="T18">Literature Survey</text:span></text:p>
              </table:table-cell>
              <table: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3">
              <table:table-cell>
                <text:p text:style-name="P1"><text:span text:style-name="T18">Modules</text:span></text:p>
              </table:table-cell>
              <table:table-cell>
                <text:p text:style-name="P1"><text:span text:style-name="T18">Aug 1-4 Week</text:span></text:p>
              </table:table-cell>
              <table:table-cell>
                <text:p text:style-name="P1"><text:span text:style-name="T18">Sep 1</text:span><text:span text:style-name="T19">st</text:span><text:span text:style-name="T18"> Week</text:span></text:p>
              </table:table-cell>
              <table:table-cell>
                <text:p text:style-name="P1"><text:span text:style-name="T18">Sep 2</text:span><text:span text:style-name="T19">nd</text:span><text:span text:style-name="T18"> Week </text:span></text:p>
              </table:table-cell>
              <table:table-cell>
                <text:p text:style-name="P1"><text:span text:style-name="T18">3</text:span><text:span text:style-name="T19">rd</text:span><text:span text:style-name="T18"> </text:span></text:p>
              </table:table-cell>
              <table:table-cell>
                <text:p text:style-name="P1"><text:span text:style-name="T18">4</text:span><text:span text:style-name="T19">th</text:span><text:span text:style-name="T18"> </text:span></text:p>
              </table:table-cell>
              <table:table-cell>
                <text:p text:style-name="P1"><text:span text:style-name="T18">Oct 1</text:span><text:span text:style-name="T19">st</text:span><text:span text:style-name="T18"> Week </text:span></text:p>
              </table:table-cell>
              <table:table-cell>
                <text:p text:style-name="P1"><text:span text:style-name="T18">2</text:span><text:span text:style-name="T19">nd</text:span><text:span text:style-name="T18"> </text:span></text:p>
              </table:table-cell>
              <table:table-cell>
                <text:p text:style-name="P1"><text:span text:style-name="T18">3</text:span><text:span text:style-name="T19">rd</text:span><text:span text:style-name="T18"> </text:span></text:p>
              </table:table-cell>
              <table:table-cell>
                <text:p text:style-name="P1"><text:span text:style-name="T18">4</text:span><text:span text:style-name="T19">th</text:span><text:span text:style-name="T18"> </text:span></text:p>
              </table:table-cell>
              <table:table-cell>
                <text:p text:style-name="P1"><text:span text:style-name="T18">Nov 1</text:span><text:span text:style-name="T19">st</text:span><text:span text:style-name="T18"> Week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.References" draw:style-name="dp1" draw:master-page-name="Title_20_and_20_Content" presentation:presentation-page-layout-name="AL1T11">
        <draw:frame draw:name="Title 1" presentation:style-name="pr1" draw:text-style-name="P2" draw:layer="layout" svg:width="27.939cm" svg:height="1.474cm" svg:x="3.048cm" svg:y="0.796cm" presentation:class="title" presentation:user-transformed="true">
          <draw:text-box>
            <text:p text:style-name="P11"><text:span text:style-name="T13">6</text:span><text:span text:style-name="T13">.</text:span><text:span text:style-name="T13">R</text:span><text:span text:style-name="T13">e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s</text:span></text:p>
          </draw:text-box>
        </draw:frame>
        <draw:frame draw:name="Content Placeholder 2" presentation:style-name="pr2" draw:text-style-name="P4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3"><text:span text:style-name="T4">1. https://www.arduino.cc/en/Guide/ArduinoMega2560</text:span></text:p>
              </text:list-item>
              <text:list-item>
                <text:p text:style-name="P3"><text:span text:style-name="T20"><text:a xlink:href="http://playground.arduino.cc/" xlink:type="simple">2. http</text:a></text:span><text:span text:style-name="T20"><text:a xlink:href="http://playground.arduino.cc/" xlink:type="simple">://</text:a></text:span><text:span text:style-name="T20"><text:a xlink:href="http://playground.arduino.cc/" xlink:type="simple">playground.arduino.cc</text:a></text:span></text:p>
              </text:list-item>
              <text:list-item>
                <text:p text:style-name="P3"><text:span text:style-name="T4">3. <text:s/></text:span><text:span text:style-name="T20"><text:a xlink:href="https://learn.adafruit.com/category/learn-arduino" xlink:type="simple">https://</text:a></text:span><text:span text:style-name="T20"><text:a xlink:href="https://learn.adafruit.com/category/learn-arduino" xlink:type="simple">learn.adafruit.com/category/learn-arduino</text:a></text:span><text:span text:style-name="T4"> </text:span></text:p>
              </text:list-item>
              <text:list-item>
                <text:p text:style-name="P3"><text:span text:style-name="T4">4. Sams Teach Yourself “ Arduino Programming” by Richard Blum ,Pearson </text:span><text:span text:style-name="T4">Education 2015.</text:span></text:p>
              </text:list-item>
            </text:list>
          </draw:text-box>
        </draw:frame>
        <draw:frame draw:name="Date Placeholder 3" presentation:style-name="pr3" draw:text-style-name="P7" draw:layer="layout" svg:width="6.866cm" svg:height="1.013cm" svg:x="3.048cm" svg:y="17.944cm" presentation:class="date-time" presentation:user-transformed="true">
          <draw:text-box>
            <text:p text:style-name="P6"><text:span text:style-name="T6"><text:date style:data-style-name="D1" text:date-value="2017-09-14">14/09/17</text:date></text:span></text:p>
          </draw:text-box>
        </draw:frame>
        <draw:frame draw:name="Footer Placeholder 4" presentation:style-name="pr3" draw:text-style-name="P7" draw:layer="layout" svg:width="13.396cm" svg:height="1.013cm" svg:x="10.239cm" svg:y="17.944cm" presentation:class="footer" presentation:user-transformed="true">
          <draw:text-box>
            <text:p text:style-name="P8"><text:span text:style-name="T7">V</text:span><text:span text:style-name="T7">IT</text:span><text:span text:style-name="T7">-</text:span><text:span text:style-name="T7">A</text:span><text:span text:style-name="T7">P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i</text:span><text:span text:style-name="T7">t</text:span><text:span text:style-name="T7">y</text:span><text:span text:style-name="T7">, </text:span><text:span text:style-name="T7">A</text:span><text:span text:style-name="T7">m</text:span><text:span text:style-name="T7">a</text:span><text:span text:style-name="T7">r</text:span><text:span text:style-name="T7">a</text:span><text:span text:style-name="T7">v</text:span><text:span text:style-name="T7">a</text:span><text:span text:style-name="T7">ti</text:span></text:p>
          </draw:text-box>
        </draw:frame>
        <draw:frame draw:name="Slide Number Placeholder 5" presentation:style-name="pr3" draw:text-style-name="P10" draw:layer="layout" svg:width="3.644cm" svg:height="1.013cm" svg:x="27.501cm" svg:y="17.944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1" svg:font-family="Calibri"/>
    <style:font-face style:name="Calibri Light" svg:font-family="'Calibri Light'"/>
    <style:font-face style:name="宋体1" svg:font-family="宋体" style:font-family-generic="modern"/>
    <style:font-face style:name="Calibri2" svg:font-family="Calibri" style:font-family-generic="roman"/>
    <style:font-face style:name="Calibri Light1" svg:font-family="'Calibri Light'" style:font-family-generic="roman"/>
    <style:font-face style:name="Cambria" svg:font-family="Cambria" style:font-family-generic="roman"/>
    <style:font-face style:name="FreeSans1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Noto Sans CJK SC Regular1" svg:font-family="'Noto Sans CJK SC Regular'" style:font-family-generic="modern" style:font-pitch="variable"/>
    <style:font-face style:name="宋体" svg:font-family="宋体" style:font-family-generic="modern" style:font-pitch="variable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FreeSans" style:font-family-asian="FreeSans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/>
      <style:text-properties fo:font-size="18pt"/>
    </style:style>
    <style:style style:name="MP6" style:family="paragraph">
      <loext:graphic-properties draw:fill="solid" draw:fill-color="#e48312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  <style:text-properties fo:font-size="20p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font-size="20pt" fo:hyphenate="false"/>
    </style:style>
    <style:style style:name="MP12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font-size="20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1" draw:text-style-name="MP9" draw:layer="backgroundobjects" svg:width="27.939cm" svg:height="4.029cm" svg:x="3.048cm" svg:y="0.796cm" presentation:class="title" presentation:user-transformed="true">
        <draw:text-box>
          <text:p text:style-name="MP8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Content Placeholder 2" presentation:style-name="Mpr2" draw:text-style-name="MP13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0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2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6.866cm" svg:height="1.013cm" svg:x="3.048cm" svg:y="17.944cm" presentation:class="date-time" presentation:user-transformed="true">
        <draw:text-box>
          <text:p text:style-name="MP14"><text:span text:style-name="MT5"><text:date style:data-style-name="D1" text:date-value="2017-09-14">14/09/17</text:date></text:span></text:p>
        </draw:text-box>
      </draw:frame>
      <draw:frame draw:name="Footer Placeholder 4" presentation:style-name="Mpr3" draw:text-style-name="MP15" draw:layer="backgroundobjects" svg:width="13.396cm" svg:height="1.013cm" svg:x="10.239cm" svg:y="17.944cm" presentation:class="footer" presentation:user-transformed="true">
        <draw:text-box>
          <text:p text:style-name="MP16"><text:span text:style-name="MT6">V</text:span><text:span text:style-name="MT6">IT</text:span><text:span text:style-name="MT6">-</text:span><text:span text:style-name="MT6">A</text:span><text:span text:style-name="MT6">P </text:span><text:span text:style-name="MT6">U</text:span><text:span text:style-name="MT6">n</text:span><text:span text:style-name="MT6">i</text:span><text:span text:style-name="MT6">v</text:span><text:span text:style-name="MT6">e</text:span><text:span text:style-name="MT6">r</text:span><text:span text:style-name="MT6">si</text:span><text:span text:style-name="MT6">t</text:span><text:span text:style-name="MT6">y</text:span><text:span text:style-name="MT6">, </text:span><text:span text:style-name="MT6">A</text:span><text:span text:style-name="MT6">m</text:span><text:span text:style-name="MT6">a</text:span><text:span text:style-name="MT6">r</text:span><text:span text:style-name="MT6">a</text:span><text:span text:style-name="MT6">v</text:span><text:span text:style-name="MT6">a</text:span><text:span text:style-name="MT6">ti</text:span></text:p>
        </draw:text-box>
      </draw:frame>
      <draw:frame draw:name="Slide Number Placeholder 5" presentation:style-name="Mpr3" draw:text-style-name="MP18" draw:layer="backgroundobjects" svg:width="3.644cm" svg:height="1.013cm" svg:x="27.501cm" svg:y="17.944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 Intelligent Green House </dc:title>
    <meta:initial-creator>VIT-AP-41</meta:initial-creator>
    <meta:editing-cycles>12</meta:editing-cycles>
    <meta:creation-date>2017-09-07T06:08:11</meta:creation-date>
    <dc:date>2017-09-14T00:24:12.159596077</dc:date>
    <meta:editing-duration>PT2H18M17S</meta:editing-duration>
    <meta:generator>LibreOffice/5.1.6.2$Linux_X86_64 LibreOffice_project/10m0$Build-2</meta:generator>
    <meta:document-statistic meta:object-count="11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Retrospect" xlink:href=""/>
  </office:meta>
</office:document-meta>
</file>